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elle können Datenelemente anderer Modelle enthalten, z.B. enthält eine Buchung den Namen eines Programmpunkts. Ändert sich der Name des PPs. sollte das ProgrammeBookingModel dies mitbekommen, um sich selbst zu aktualisieren.</text:p>
      <text:p text:style-name="Standard"/>
      <text:p text:style-name="Standard">Ist es günstiger sich mit einem Aufruf alle Daten zu holen um nur einen Aufruf zu haben, dabei aber wahrscheinlich unnötige Daten zu übertragen? Oder sollen Daten nur übertragen, wenn die tatsächlich benötigt werden, was aber zu mehreren Aufrufen führt?</text:p>
      <text:p text:style-name="Standard"/>
      <text:p text:style-name="Standard"/>
      <text:list xml:id="list32591775" text:style-name="L2">
        <text:list-item>
          <text:p text:style-name="P1">Participant</text:p>
        </text:list-item>
        <text:list-item>
          <text:p text:style-name="P1">Badges</text:p>
        </text:list-item>
        <text:list-item>
          <text:p text:style-name="P1">ProfileID</text:p>
        </text:list-item>
        <text:list-item>
          <text:p text:style-name="P1">GroupManager</text:p>
        </text:list-item>
        <text:list-item>
          <text:p text:style-name="P1">ProgrammeBookings</text:p>
        </text:list-item>
        <text:list-item>
          <text:p text:style-name="P1">HotelBookings</text:p>
        </text:list-item>
        <text:list-item>
          <text:p text:style-name="P1">Accountancy</text:p>
        </text:list-item>
        <text:list-item>
          <text:p text:style-name="P1">Leads</text:p>
        </text:list-item>
      </text:list>
      <text:p text:style-name="Standard"/>
      <text:p text:style-name="Standard">Jedem ParticipantEditor soll ein ParticipantEditorModel zugeordnet sein, das für alle vom Editor benötigten Daten zuständig ist. Im ParticipantEditorModel kann gesteuert werden, wann in welche Daten vom Server geholt werden.</text:p>
      <text:p text:style-name="Standard">Ausnahmen bilden die Modelle von ComboBoxen.</text:p>
      <text:p text:style-name="Standard"/>
      <text:p text:style-name="Standard">Da Teilnehmerdaten an verschiedenen Stellen benötigt werden, sollen auf diese über ein eigenes ParticipantModel zugegriff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cha Warning</meta:initial-creator>
    <meta:creation-date>2009-07-24T10:47:53.14</meta:creation-date>
    <dc:date>2009-07-24T12:53:46.37</dc:date>
    <dc:creator>Sacha Warning</dc:creator>
    <meta:editing-duration>PT01H50M41S</meta:editing-duration>
    <meta:editing-cycles>4</meta:editing-cycles>
    <meta:generator>OpenOffice.org/3.0$Win32 OpenOffice.org_project/300m9$Build-9358</meta:generator>
    <meta:document-statistic meta:table-count="0" meta:image-count="0" meta:object-count="0" meta:page-count="1" meta:paragraph-count="13" meta:word-count="137" meta:character-count="971"/>
    <meta:user-defined meta:name="Info 1"/>
    <meta:user-defined meta:name="Info 2"/>
    <meta:user-defined meta:name="Info 3"/>
    <meta:user-defined meta:name="Info 4"/>
  </office:meta>
</office:document-meta>
</file>